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5" style:family="table-cell" style:parent-style-name="Default">
      <style:table-cell-properties fo:background-color="#ffd7d7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20" office:value-type="string" calcext:value-type="string">
            <text:p>https://www.web.com/blog/marketing-plan/</text:p>
          </table:table-cell>
          <table:table-cell table:style-name="ce20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table:number-columns-repeated="1006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25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 table:number-rows-repeated="8">
          <table:table-cell table:style-name="ce25" table:number-columns-repeated="16"/>
          <table:table-cell table:number-columns-repeated="100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08:57:48.622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06T09:09:27.217000000</dc:date>
    <meta:editing-duration>PT23H5M54S</meta:editing-duration>
    <meta:editing-cycles>63</meta:editing-cycles>
    <meta:generator>LibreOffice/7.2.0.4$Windows_X86_64 LibreOffice_project/9a9c6381e3f7a62afc1329bd359cc48accb6435b</meta:generator>
    <meta:document-statistic meta:table-count="1" meta:cell-count="322" meta:object-count="0"/>
  </office:meta>
</office:document-meta>
</file>